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UI Gothic" svg:font-family="'MS UI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MS UI Gothic" style:font-name-asian="MS UI Gothic"/>
    </style:style>
    <style:style style:name="ce3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1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Click Thi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.MkMd?language=Basic&amp;location=document" xlink:type="simple"/>
              </office:event-listeners>
            </form:button>
          </form:form>
        </office:forms>
        <table:shapes>
          <draw:control draw:z-index="0" draw:text-style-name="P1" svg:width="3.579cm" svg:height="0.585cm" svg:x="1.315cm" svg:y="1.487cm" draw:control="control1"/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3"/>
        <table:table-column table:style-name="co2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p1:</text:p>
          </table:table-cell>
          <table:table-cell office:value-type="string" calcext:value-type="string">
            <text:p>Make table on this fi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p2:</text:p>
          </table:table-cell>
          <table:table-cell office:value-type="string" calcext:value-type="string">
            <text:p>Select table.</text:p>
          </table:table-cell>
          <table:table-cell table:number-columns-repeated="9"/>
          <table:table-cell table:style-name="ce5" table:number-columns-repeated="2"/>
        </table:table-row>
        <table:table-row table:style-name="ro1">
          <table:table-cell office:value-type="string" calcext:value-type="string">
            <text:p>Step3:</text:p>
          </table:table-cell>
          <table:table-cell table:number-columns-repeated="10"/>
          <table:table-cell table:style-name="ce5" table:number-columns-repeated="2"/>
        </table:table-row>
        <table:table-row table:style-name="ro1">
          <table:table-cell table:number-columns-repeated="8"/>
          <table:table-cell table:style-name="ce8" office:value-type="string" calcext:value-type="string">
            <text:p>column1</text:p>
          </table:table-cell>
          <table:table-cell table:style-name="ce8" office:value-type="string" calcext:value-type="string">
            <text:p>column2</text:p>
          </table:table-cell>
          <table:table-cell table:style-name="ce8" office:value-type="string" calcext:value-type="string">
            <text:p>column3</text:p>
          </table:table-cell>
          <table:table-cell table:style-name="ce8" office:value-type="string" calcext:value-type="string">
            <text:p>column4</text:p>
          </table:table-cell>
          <table:table-cell table:style-name="ce5"/>
        </table:table-row>
        <table:table-row table:style-name="ro1">
          <table:table-cell table:number-columns-repeated="8"/>
          <table:table-cell table:style-name="ce9" office:value-type="string" calcext:value-type="string" table:number-columns-spanned="1" table:number-rows-spanned="4">
            <text:p>alpha</text:p>
          </table:table-cell>
          <table:table-cell table:style-name="ce8" office:value-type="string" calcext:value-type="string">
            <text:p>foo2</text:p>
          </table:table-cell>
          <table:table-cell table:style-name="ce8" office:value-type="string" calcext:value-type="string">
            <text:p>foo3</text:p>
          </table:table-cell>
          <table:table-cell table:style-name="ce8" office:value-type="string" calcext:value-type="string">
            <text:p>foo4</text:p>
          </table:table-cell>
          <table:table-cell table:style-name="ce5"/>
        </table:table-row>
        <table:table-row table:style-name="ro1">
          <table:table-cell office:value-type="string" calcext:value-type="string">
            <text:p>Result</text:p>
          </table:table-cell>
          <table:table-cell table:style-name="ce2" office:value-type="string" calcext:value-type="string" table:number-columns-spanned="4" table:number-rows-spanned="17">
            <text:p>| column1| column2| column3| column4|</text:p>
            <text:p>|---|---|---|---|</text:p>
            <text:p>|/4. alpha| foo2| foo3| foo4|</text:p>
            <text:p>| bar2|\2. bar3|</text:p>
            <text:p>|/2\2. beta\nGamma| gamma|</text:p>
            <text:p>| 5|</text:p>
            <text:p>|/4. 6| | |/2. gamma|</text:p>
            <text:p>| | |</text:p>
            <text:p>|\2. | 10|</text:p>
            <text:p>| |/2. delta|/2. Farms|</text:p>
            <text:p>| 7| 8|</text:p>
            <text:p/>
          </table:table-cell>
          <table:covered-table-cell table:number-columns-repeated="3"/>
          <table:table-cell table:number-columns-repeated="3"/>
          <table:covered-table-cell table:style-name="ce8"/>
          <table:table-cell table:style-name="ce8" office:value-type="string" calcext:value-type="string">
            <text:p>bar2</text:p>
          </table:table-cell>
          <table:table-cell table:style-name="ce9" office:value-type="string" calcext:value-type="string" table:number-columns-spanned="2" table:number-rows-spanned="1">
            <text:p>bar3</text:p>
          </table:table-cell>
          <table:covered-table-cell table:style-name="ce8" office:value-type="string" calcext:value-type="string">
            <text:p>bar4</text:p>
          </table:covered-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9" office:value-type="string" calcext:value-type="string" table:number-columns-spanned="2" table:number-rows-spanned="2">
            <text:p>beta</text:p>
            <text:p>Gamma</text:p>
          </table:table-cell>
          <table:covered-table-cell table:style-name="ce8"/>
          <table:table-cell table:style-name="ce9" office:value-type="string" calcext:value-type="string">
            <text:p>gamma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number-columns-repeated="3" table:style-name="ce8"/>
          <table:table-cell table:style-name="ce8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table-cell table:style-name="ce9" office:value-type="float" office:value="6" calcext:value-type="float" table:number-columns-spanned="1" table:number-rows-spanned="4">
            <text:p>6</text:p>
          </table:table-cell>
          <table:table-cell table:style-name="ce8" table:number-columns-repeated="2"/>
          <table:table-cell table:style-name="ce9" office:value-type="string" calcext:value-type="string" table:number-columns-spanned="1" table:number-rows-spanned="2">
            <text:p>gamma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8" table:number-columns-repeated="2"/>
          <table:covered-table-cell table:style-name="ce8"/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9" table:number-columns-spanned="2" table:number-rows-spanned="1"/>
          <table:covered-table-cell table:style-name="ce8"/>
          <table:table-cell table:style-name="ce8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8"/>
          <table:table-cell table:style-name="ce9" office:value-type="string" calcext:value-type="string" table:number-columns-spanned="1" table:number-rows-spanned="2">
            <text:p>delta</text:p>
          </table:table-cell>
          <table:table-cell table:style-name="ce9" office:value-type="string" calcext:value-type="string" table:number-columns-spanned="1" table:number-rows-spanned="2">
            <text:p>Farms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covered-table-cell table:style-name="ce8"/>
          <table:covered-table-cell table:style-name="ce8" office:value-type="string" calcext:value-type="string">
            <text:p>Fams</text:p>
          </table:covered-table-cell>
          <table:table-cell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UI Gothic" svg:font-family="'MS UI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00/00/00</text:date>, <text:time style:data-style-name="N2" text:time-value="23:44:22.59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13:35:50.318000000</meta:creation-date>
    <dc:date>2020-09-23T23:47:36.446000000</dc:date>
    <meta:editing-duration>PT3H15M19S</meta:editing-duration>
    <meta:editing-cycles>31</meta:editing-cycles>
    <meta:generator>LibreOffice/6.4.4.2$Windows_x86 LibreOffice_project/3d775be2011f3886db32dfd395a6a6d1ca2630ff</meta:generator>
    <meta:document-statistic meta:table-count="1" meta:cell-count="29" meta:object-count="1"/>
  </office:meta>
</office:document-meta>
</file>

<file path=Basic/Standard/Module.xml><?xml version="1.0" encoding="utf-8"?>
<!DOCTYPE module  PUBLIC '-//OpenOffice.org//DTD OfficeDocument 1.0//EN'  'module.dtd'>
<script:module xmlns:script="http://openoffice.org/2000/script" script:name="Module" script:language="StarBasic" script:moduleType="normal">Option VBASupport 1

Sub MkMd
    Dim rowCnt As Long: 
    Dim colCnt As Long:  

    Dim rowOffset As Long
    Dim colOffset As Long
    
    With Selection
	    rowCnt = .Rows.Count
	    colCnt = .Columns.Count
		rowOffset = .Row
		colOffset = .Column
    End WIth
    
    Dim txt As String
    txt = ""
   
    Dim i As Long
    Dim j As Long
    Dim k As Long
	Dim cell As Range
	Dim rowspan As Long
	Dim colspan As Long
	Dim hasIndicator As Boolean

    For i=0 To rowCnt-1
    	For j=0 To colCnt-1
    		Set cell = Cells(i+rowOffset, j+colOffset)
			cell.Select
			
			If cell.Address = Selection.Address  _
				Or Selection.Address  Like cell.Address &amp; ":*"	Then

				rowspan = cell.MergeArea.Rows.Count
				colspan = cell.MergeArea.Columns.Count

				hasIndicator = false

			    txt = txt &amp; "|"

				if rowspan &gt; 1 Then
					txt = txt &amp; "/" &amp; rowspan
					hasIndicator = true
				End If
				
				If colspan &gt; 1 Then
					txt = txt &amp; "\" &amp; colspan
					hasIndicator = true
				End If

				If hasIndicator Then
					txt = txt &amp; "."
				End If

				txt = txt &amp; " " &amp; Replace(Replace(Replace(cell.Text, vbCrLf, "\n"), vbCr, "\n"), vbLf, "\n")
			End If
    	Next

   	 	txt = txt &amp; "|" &amp; vbCrLf
    	
    	If i=0 Then
    		For k =1 To colCnt
				txt = txt &amp; "|" &amp; "---"
    		Next
	    	txt = txt &amp; "|" &amp; vbCrLf
    	End If
    Next
    
	Range("B7") = t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